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472in"/>
    </style:style>
    <style:style style:name="co3" style:family="table-column">
      <style:table-column-properties fo:break-before="auto" style:column-width="0.902in"/>
    </style:style>
    <style:style style:name="co4" style:family="table-column">
      <style:table-column-properties fo:break-before="auto" style:column-width="0.9445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0.9307in"/>
    </style:style>
    <style:style style:name="co7" style:family="table-column">
      <style:table-column-properties fo:break-before="auto" style:column-width="1.0016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0.8744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PageStyle_5f_Case_20_-_20_Conditions">
      <style:table-properties table:display="true" style:writing-mode="lr-tb"/>
    </style:style>
    <style:style style:name="ce1" style:family="table-cell" style:parent-style-name="Excel_20_Built-in_20_Normal">
      <style:text-properties fo:color="#2e75b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color="#5b9b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- Conditi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office:value-type="string">
            <text:p>Case #</text:p>
          </table:table-cell>
          <table:table-cell office:value-type="string">
            <text:p>Atelectasis(ATCS)</text:p>
          </table:table-cell>
          <table:table-cell office:value-type="string">
            <text:p>Calcifications(CLFS)</text:p>
          </table:table-cell>
          <table:table-cell office:value-type="string">
            <text:p>Cardiomegaly(CRDM)</text:p>
          </table:table-cell>
          <table:table-cell office:value-type="string">
            <text:p>COPD</text:p>
          </table:table-cell>
          <table:table-cell office:value-type="string">
            <text:p>Lung Nodules(LNGN)</text:p>
          </table:table-cell>
          <table:table-cell office:value-type="string">
            <text:p>Mesothelioma(MSTL)</text:p>
          </table:table-cell>
          <table:table-cell office:value-type="string">
            <text:p>Plueral Effusion(PLEF)</text:p>
          </table:table-cell>
          <table:table-cell office:value-type="string">
            <text:p>Pneumonia(PNUM)</text:p>
          </table:table-cell>
          <table:table-cell office:value-type="string">
            <text:p>Pneumothorax(PNTH)</text:p>
          </table:table-cell>
          <table:table-cell office:value-type="string">
            <text:p>Tuberculosis(TUBC)</text:p>
          </table:table-cell>
          <table:table-cell table:number-columns-repeated="1013"/>
        </table:table-row>
        <table:table-row table:style-name="ro1">
          <table:table-cell office:value-type="string">
            <text:p>Case 1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8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9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0</text:p>
          </table:table-cell>
          <table:table-cell table:style-name="ce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2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3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4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5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6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7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8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29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2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3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4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5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6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7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8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39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3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5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6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7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4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2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3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4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5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6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7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59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0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2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8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69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4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5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6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8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79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2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3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4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5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6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7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8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89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0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2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3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4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5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6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7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8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99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0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2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3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4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5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6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7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8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09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0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1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2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3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4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5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6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7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8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19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0</text:p>
          </table:table-cell>
          <table:table-cell table:number-columns-repeated="5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1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2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3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4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5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6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7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8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29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0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1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2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3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4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5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6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7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8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39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0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2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3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4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5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6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7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8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49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0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2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3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4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5</text:p>
          </table:table-cell>
          <table:table-cell table:number-columns-repeated="4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6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7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8</text:p>
          </table:table-cell>
          <table:table-cell table:style-name="ce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59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0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1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2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3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4</text:p>
          </table:table-cell>
          <table:table-cell table:style-name="ce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5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6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7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8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69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0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1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2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3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4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5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6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7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8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79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80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ase 181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2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3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4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5</text:p>
          </table:table-cell>
          <table:table-cell table:number-columns-repeated="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6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7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8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89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0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2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3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4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5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6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7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8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199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Case 200</text:p>
          </table:table-cell>
          <table:table-cell table:number-columns-repeated="9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5">07/05/2024</text:date>, <text:time>01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-_20_Conditions" style:display-name="PageStyle_Case - Condi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05T01:26:59</dc:date>
    <dc:creator>Harshvardhan Mestha</dc:creator>
    <meta:document-statistic meta:table-count="1" meta:cell-count="2211" meta:object-count="0"/>
    <meta:generator>OpenOffice/4.1.13$Unix OpenOffice.org_project/4113m1$Build-9810</meta:generator>
  </office:meta>
</office:document-meta>
</file>